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da5" officeooo:paragraph-rsid="00051da5"/>
    </style:style>
    <style:style style:name="T1" style:family="text">
      <style:text-properties officeooo:rsid="00060e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<text:s/><text:span text:style-name="T1">sag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05T06:15:09.903000000</dc:date>
    <meta:editing-duration>PT5M1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" meta:word-count="2" meta:character-count="8" meta:non-whitespace-character-count="5"/>
  </office:meta>
</office:document-meta>
</file>